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Distribution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06574">
            <text:p>390657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05347">
            <text:p>390534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01946">
            <text:p>390194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02944">
            <text:p>390294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09040">
            <text:p>390904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01715">
            <text:p>390171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04930">
            <text:p>390493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08633">
            <text:p>390863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06971">
            <text:p>390697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06911">
            <text:p>390691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06749">
            <text:p>3906749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07257">
            <text:p>390725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06252">
            <text:p>390625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08256">
            <text:p>390825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06452">
            <text:p>390645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09112">
            <text:p>390911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09299">
            <text:p>3909299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04394">
            <text:p>390439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02377">
            <text:p>390237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04868">
            <text:p>390486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06460">
            <text:p>390646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10379">
            <text:p>391037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09872">
            <text:p>390987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04812">
            <text:p>390481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05461">
            <text:p>3905461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06568">
            <text:p>390656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907454">
            <text:p>3907454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06916">
            <text:p>3906916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06162">
            <text:p>390616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06400">
            <text:p>390640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08373">
            <text:p>390837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05150">
            <text:p>390515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903984">
            <text:p>3903984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05814">
            <text:p>3905814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05742">
            <text:p>390574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904079">
            <text:p>3904079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906447">
            <text:p>3906447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06956">
            <text:p>390695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05727">
            <text:p>3905727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04854">
            <text:p>3904854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06038">
            <text:p>3906038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904188">
            <text:p>3904188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10494">
            <text:p>3910494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08351">
            <text:p>3908351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08187">
            <text:p>3908187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905633">
            <text:p>390563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08132">
            <text:p>390813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908756">
            <text:p>3908756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906192">
            <text:p>390619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906382">
            <text:p>390638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02230">
            <text:p>390223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905805">
            <text:p>3905805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904774">
            <text:p>3904774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906968">
            <text:p>3906968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907124">
            <text:p>3907124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904242">
            <text:p>3904242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906239">
            <text:p>3906239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909852">
            <text:p>390985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906379">
            <text:p>390637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906213">
            <text:p>3906213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07691">
            <text:p>3907691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908069">
            <text:p>3908069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904769">
            <text:p>3904769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906752">
            <text:p>390675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908372">
            <text:p>3908372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910057">
            <text:p>3910057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908177">
            <text:p>3908177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906448">
            <text:p>3906448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907426">
            <text:p>3907426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903779">
            <text:p>3903779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909529">
            <text:p>3909529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903109">
            <text:p>390310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902920">
            <text:p>3902920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907821">
            <text:p>390782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905860">
            <text:p>3905860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909088">
            <text:p>3909088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904539">
            <text:p>3904539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904125">
            <text:p>3904125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908791">
            <text:p>390879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904985">
            <text:p>390498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906891">
            <text:p>3906891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908329">
            <text:p>3908329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904652">
            <text:p>3904652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906481">
            <text:p>3906481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905118">
            <text:p>3905118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904904">
            <text:p>3904904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908053">
            <text:p>390805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909469">
            <text:p>3909469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905506">
            <text:p>3905506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908880">
            <text:p>390888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905217">
            <text:p>3905217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904593">
            <text:p>3904593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909432">
            <text:p>3909432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907085">
            <text:p>3907085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904069">
            <text:p>390406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909522">
            <text:p>3909522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908466">
            <text:p>3908466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906437">
            <text:p>3906437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907071">
            <text:p>3907071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904199">
            <text:p>3904199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905787">
            <text:p>3905787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903115">
            <text:p>3903115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909040">
            <text:p>3909040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906584">
            <text:p>3906584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903121">
            <text:p>3903121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910592">
            <text:p>3910592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906430">
            <text:p>3906430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907962">
            <text:p>3907962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905052">
            <text:p>3905052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903196">
            <text:p>3903196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907695">
            <text:p>3907695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906575">
            <text:p>3906575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908096">
            <text:p>3908096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905036">
            <text:p>3905036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904907">
            <text:p>3904907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906565">
            <text:p>3906565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909362">
            <text:p>3909362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908205">
            <text:p>3908205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906178">
            <text:p>3906178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905797">
            <text:p>3905797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907496">
            <text:p>3907496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905555">
            <text:p>3905555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902709">
            <text:p>3902709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905157">
            <text:p>3905157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904727">
            <text:p>3904727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906537">
            <text:p>3906537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907307">
            <text:p>3907307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901469">
            <text:p>3901469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907233">
            <text:p>3907233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908416">
            <text:p>3908416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904372">
            <text:p>3904372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905163">
            <text:p>3905163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904497">
            <text:p>3904497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908230">
            <text:p>3908230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906512">
            <text:p>3906512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903388">
            <text:p>3903388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905727">
            <text:p>3905727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905795">
            <text:p>3905795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905367">
            <text:p>3905367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907556">
            <text:p>3907556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906539">
            <text:p>3906539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905861">
            <text:p>3905861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908081">
            <text:p>3908081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907677">
            <text:p>3907677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907581">
            <text:p>3907581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907637">
            <text:p>3907637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905650">
            <text:p>3905650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903328">
            <text:p>3903328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905407">
            <text:p>3905407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906354">
            <text:p>3906354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907364">
            <text:p>3907364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905164">
            <text:p>3905164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907059">
            <text:p>3907059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905267">
            <text:p>3905267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904830">
            <text:p>3904830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908746">
            <text:p>3908746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906871">
            <text:p>3906871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905464">
            <text:p>3905464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905308">
            <text:p>3905308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909544">
            <text:p>3909544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906874">
            <text:p>3906874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902236">
            <text:p>3902236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906042">
            <text:p>3906042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902505">
            <text:p>3902505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904135">
            <text:p>3904135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903767">
            <text:p>3903767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908409">
            <text:p>3908409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907166">
            <text:p>3907166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906113">
            <text:p>3906113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906741">
            <text:p>3906741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904177">
            <text:p>3904177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905555">
            <text:p>3905555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904532">
            <text:p>3904532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905858">
            <text:p>3905858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904092">
            <text:p>3904092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905618">
            <text:p>3905618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907142">
            <text:p>3907142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904310">
            <text:p>3904310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904755">
            <text:p>3904755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906582">
            <text:p>3906582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905666">
            <text:p>3905666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906155">
            <text:p>3906155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907067">
            <text:p>3907067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908126">
            <text:p>3908126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906981">
            <text:p>3906981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904390">
            <text:p>3904390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905183">
            <text:p>3905183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908672">
            <text:p>3908672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909543">
            <text:p>3909543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905973">
            <text:p>3905973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907003">
            <text:p>3907003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904471">
            <text:p>3904471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904862">
            <text:p>3904862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908095">
            <text:p>3908095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906120">
            <text:p>3906120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909225">
            <text:p>3909225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904837">
            <text:p>3904837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908471">
            <text:p>3908471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907131">
            <text:p>3907131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905474">
            <text:p>3905474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04881">
            <text:p>3904881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903143">
            <text:p>3903143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905889">
            <text:p>3905889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905996">
            <text:p>3905996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908514">
            <text:p>3908514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905719">
            <text:p>3905719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909436">
            <text:p>3909436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903369">
            <text:p>3903369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903268">
            <text:p>3903268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908423">
            <text:p>3908423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905962">
            <text:p>3905962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905693">
            <text:p>3905693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905483">
            <text:p>3905483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907564">
            <text:p>3907564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907292">
            <text:p>3907292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905475">
            <text:p>3905475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906075">
            <text:p>3906075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905896">
            <text:p>3905896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907546">
            <text:p>3907546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905746">
            <text:p>3905746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906936">
            <text:p>3906936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906074">
            <text:p>3906074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909255">
            <text:p>3909255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905740">
            <text:p>3905740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905132">
            <text:p>3905132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907366">
            <text:p>3907366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906982">
            <text:p>3906982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907596">
            <text:p>3907596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904425">
            <text:p>3904425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904260">
            <text:p>3904260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907136">
            <text:p>3907136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905516">
            <text:p>3905516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905007">
            <text:p>3905007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908734">
            <text:p>3908734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906368">
            <text:p>3906368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907701">
            <text:p>3907701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906681">
            <text:p>3906681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906888">
            <text:p>3906888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902742">
            <text:p>3902742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905676">
            <text:p>3905676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910202">
            <text:p>3910202</text:p>
          </table:table-cell>
          <table:table-cell table:number-columns-repeated="2"/>
          <table:table-cell>
            <draw:frame table:end-cell-address="Ark1.Q275" table:end-x="1.594cm" table:end-y="0.054cm" draw:z-index="0" draw:style-name="gr1" svg:width="26.894cm" svg:height="14.911cm" svg:x="1.798cm" svg:y="0.047cm">
              <draw:object draw:notify-on-update-of-ranges="Ark1.A2:Ark1.A257 Ark1.B2:Ark1.B2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905349">
            <text:p>3905349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903514">
            <text:p>3903514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907403">
            <text:p>3907403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904658">
            <text:p>3904658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902241">
            <text:p>3902241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908156">
            <text:p>3908156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906439">
            <text:p>3906439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906988">
            <text:p>3906988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902638">
            <text:p>3902638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909053">
            <text:p>3909053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909188">
            <text:p>3909188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907859">
            <text:p>3907859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900093">
            <text:p>3900093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904869">
            <text:p>3904869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904974">
            <text:p>3904974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float" office:value="1000000000">
            <text:p>1000000000</text:p>
          </table:table-cell>
          <table:table-cell table:number-columns-repeated="3"/>
        </table:table-row>
        <table:table-row table:style-name="ro1">
          <table:table-cell office:value-type="string">
            <text:p>time</text:p>
          </table:table-cell>
          <table:table-cell office:value-type="float" office:value="227566892">
            <text:p>22756689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8-10-2012</text:date>, <text:time>14:43:1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28T14:43:12.42</dc:date>
    <meta:document-statistic meta:table-count="1" meta:cell-count="517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95cm" svg:height="14.912cm" xlink:href=".." xlink:type="simple" chart:class="chart:bar" chart:style-name="ch1">
        <chart:legend chart:legend-position="end" svg:x="24.498cm" svg:y="7.148cm" chart:style-name="ch2"/>
        <chart:plot-area chart:style-name="ch3" table:cell-range-address="Ark1.A2:Ark1.B257" chart:data-source-has-labels="column" svg:x="0.987cm" svg:y="1.327cm" svg:width="22.437cm" svg:height="12.867cm">
          <chartooo:coordinate-region svg:x="2.534cm" svg:y="1.539cm" svg:width="20.89cm" svg:height="11.558cm"/>
          <chart:axis chart:dimension="x" chart:name="primary-x" chart:style-name="ch4">
            <chart:categories table:cell-range-address="Ark1.A2:Ark1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1.B2:Ark1.B257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Ark1.A2:Ark1.A257</svg:desc>
                </draw:g>
              </table:table-cell>
              <table:table-cell office:value-type="float" office:value="3906574">
                <text:p>3906574</text:p>
                <draw:g>
                  <svg:desc>Ark1.B2:Ark1.B25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905347">
                <text:p>39053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01946">
                <text:p>3901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2944">
                <text:p>3902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09040">
                <text:p>3909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1715">
                <text:p>39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04930">
                <text:p>3904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8633">
                <text:p>3908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6971">
                <text:p>3906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06911">
                <text:p>3906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06749">
                <text:p>3906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07257">
                <text:p>3907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6252">
                <text:p>3906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8256">
                <text:p>3908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6452">
                <text:p>3906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9112">
                <text:p>3909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9299">
                <text:p>3909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04394">
                <text:p>3904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02377">
                <text:p>3902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4868">
                <text:p>3904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06460">
                <text:p>39064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10379">
                <text:p>3910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09872">
                <text:p>3909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04812">
                <text:p>3904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05461">
                <text:p>3905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6568">
                <text:p>3906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07454">
                <text:p>3907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6916">
                <text:p>39069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06162">
                <text:p>3906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06400">
                <text:p>3906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8373">
                <text:p>3908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5150">
                <text:p>39051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3984">
                <text:p>3903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5814">
                <text:p>39058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5742">
                <text:p>3905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4079">
                <text:p>3904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06447">
                <text:p>3906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06956">
                <text:p>3906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5727">
                <text:p>3905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4854">
                <text:p>3904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6038">
                <text:p>39060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4188">
                <text:p>3904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10494">
                <text:p>3910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08351">
                <text:p>3908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08187">
                <text:p>39081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05633">
                <text:p>3905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08132">
                <text:p>3908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08756">
                <text:p>3908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06192">
                <text:p>3906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06382">
                <text:p>39063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02230">
                <text:p>39022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05805">
                <text:p>3905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04774">
                <text:p>3904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06968">
                <text:p>39069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07124">
                <text:p>39071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04242">
                <text:p>3904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06239">
                <text:p>3906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09852">
                <text:p>3909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06379">
                <text:p>3906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06213">
                <text:p>39062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07691">
                <text:p>3907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08069">
                <text:p>39080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04769">
                <text:p>39047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06752">
                <text:p>3906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08372">
                <text:p>39083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10057">
                <text:p>39100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08177">
                <text:p>3908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06448">
                <text:p>39064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07426">
                <text:p>39074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03779">
                <text:p>3903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09529">
                <text:p>3909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03109">
                <text:p>3903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02920">
                <text:p>39029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07821">
                <text:p>39078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05860">
                <text:p>39058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09088">
                <text:p>39090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4539">
                <text:p>39045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04125">
                <text:p>3904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8791">
                <text:p>3908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4985">
                <text:p>3904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06891">
                <text:p>39068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8329">
                <text:p>39083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4652">
                <text:p>3904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06481">
                <text:p>3906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05118">
                <text:p>39051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04904">
                <text:p>3904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08053">
                <text:p>3908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09469">
                <text:p>39094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05506">
                <text:p>3905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08880">
                <text:p>39088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05217">
                <text:p>3905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4593">
                <text:p>39045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09432">
                <text:p>39094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07085">
                <text:p>39070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4069">
                <text:p>39040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09522">
                <text:p>39095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08466">
                <text:p>39084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06437">
                <text:p>39064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07071">
                <text:p>39070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04199">
                <text:p>3904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05787">
                <text:p>39057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03115">
                <text:p>39031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09040">
                <text:p>39090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06584">
                <text:p>39065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03121">
                <text:p>39031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10592">
                <text:p>39105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06430">
                <text:p>39064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07962">
                <text:p>39079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05052">
                <text:p>39050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03196">
                <text:p>39031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07695">
                <text:p>39076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06575">
                <text:p>39065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08096">
                <text:p>3908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05036">
                <text:p>39050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04907">
                <text:p>39049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06565">
                <text:p>39065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09362">
                <text:p>3909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08205">
                <text:p>39082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06178">
                <text:p>3906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05797">
                <text:p>39057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07496">
                <text:p>39074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05555">
                <text:p>39055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02709">
                <text:p>39027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5157">
                <text:p>39051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04727">
                <text:p>39047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06537">
                <text:p>3906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7307">
                <text:p>3907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01469">
                <text:p>39014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07233">
                <text:p>39072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08416">
                <text:p>39084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04372">
                <text:p>39043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05163">
                <text:p>39051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04497">
                <text:p>3904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08230">
                <text:p>39082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06512">
                <text:p>39065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03388">
                <text:p>39033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05727">
                <text:p>3905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05795">
                <text:p>3905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05367">
                <text:p>39053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07556">
                <text:p>39075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6539">
                <text:p>39065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05861">
                <text:p>39058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08081">
                <text:p>39080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07677">
                <text:p>39076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07581">
                <text:p>39075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07637">
                <text:p>39076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05650">
                <text:p>39056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03328">
                <text:p>39033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05407">
                <text:p>39054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06354">
                <text:p>39063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07364">
                <text:p>39073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5164">
                <text:p>39051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07059">
                <text:p>39070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05267">
                <text:p>39052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04830">
                <text:p>39048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08746">
                <text:p>39087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06871">
                <text:p>39068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05464">
                <text:p>3905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05308">
                <text:p>39053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09544">
                <text:p>39095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06874">
                <text:p>39068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02236">
                <text:p>39022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06042">
                <text:p>39060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02505">
                <text:p>39025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04135">
                <text:p>39041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03767">
                <text:p>39037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08409">
                <text:p>3908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07166">
                <text:p>39071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06113">
                <text:p>39061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06741">
                <text:p>39067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04177">
                <text:p>39041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05555">
                <text:p>39055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04532">
                <text:p>3904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05858">
                <text:p>39058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04092">
                <text:p>39040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05618">
                <text:p>39056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07142">
                <text:p>39071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04310">
                <text:p>39043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04755">
                <text:p>39047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06582">
                <text:p>39065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5666">
                <text:p>39056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6155">
                <text:p>39061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07067">
                <text:p>39070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08126">
                <text:p>3908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06981">
                <text:p>3906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04390">
                <text:p>39043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05183">
                <text:p>39051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08672">
                <text:p>39086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09543">
                <text:p>39095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05973">
                <text:p>3905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07003">
                <text:p>3907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04471">
                <text:p>39044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04862">
                <text:p>39048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8095">
                <text:p>39080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06120">
                <text:p>39061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9225">
                <text:p>39092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04837">
                <text:p>39048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08471">
                <text:p>39084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07131">
                <text:p>3907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05474">
                <text:p>39054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04881">
                <text:p>39048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03143">
                <text:p>39031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05889">
                <text:p>3905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05996">
                <text:p>3905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08514">
                <text:p>39085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05719">
                <text:p>39057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09436">
                <text:p>3909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03369">
                <text:p>39033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03268">
                <text:p>39032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08423">
                <text:p>39084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05962">
                <text:p>39059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05693">
                <text:p>39056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05483">
                <text:p>39054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07564">
                <text:p>3907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07292">
                <text:p>39072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05475">
                <text:p>39054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06075">
                <text:p>39060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05896">
                <text:p>39058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07546">
                <text:p>39075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05746">
                <text:p>39057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06936">
                <text:p>39069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06074">
                <text:p>39060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09255">
                <text:p>39092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05740">
                <text:p>39057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05132">
                <text:p>39051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07366">
                <text:p>39073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06982">
                <text:p>39069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07596">
                <text:p>39075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04425">
                <text:p>39044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04260">
                <text:p>39042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07136">
                <text:p>39071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05516">
                <text:p>39055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05007">
                <text:p>39050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08734">
                <text:p>39087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06368">
                <text:p>39063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07701">
                <text:p>39077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06681">
                <text:p>39066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06888">
                <text:p>3906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02742">
                <text:p>39027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05676">
                <text:p>39056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10202">
                <text:p>39102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05349">
                <text:p>39053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03514">
                <text:p>39035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07403">
                <text:p>39074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04658">
                <text:p>39046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02241">
                <text:p>39022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08156">
                <text:p>39081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06439">
                <text:p>39064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06988">
                <text:p>39069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02638">
                <text:p>39026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09053">
                <text:p>39090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09188">
                <text:p>39091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07859">
                <text:p>39078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00093">
                <text:p>39000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04869">
                <text:p>39048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04974">
                <text:p>3904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